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236in" fo:break-before="auto" style:use-optimal-row-height="fals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3043in" fo:break-before="auto" style:use-optimal-row-height="false"/>
    </style:style>
    <style:style style:name="ro6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4"/>
        <table:table-column table:style-name="co2" table:number-columns-repeated="1018" table:default-cell-style-name="ce12"/>
        <table:table-row table:style-name="ro1">
          <table:table-cell table:style-name="ce3" office:value-type="string" calcext:value-type="string">
            <text:p>Task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Priority</text:p>
          </table:table-cell>
          <table:table-cell table:style-name="ce11" office:value-type="string" calcext:value-type="string">
            <text:p>Effort</text:p>
          </table:table-cell>
          <table:table-cell table:style-name="ce11" office:value-type="string" calcext:value-type="string">
            <text:p>Where</text:p>
          </table:table-cell>
          <table:table-cell table:style-name="ce11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a README on GitHub</text:p>
          </table:table-cell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eate vignettes to demonstrate package functioning and see how user-friendly functions a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heck and improve documentation for existing function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 Rmd to export analyses with shinyMeta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move magrittr dependency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move ShinyDashboard and lubridate dependency?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7" office:value-type="string" calcext:value-type="string">
            <text:p>Change package description (This package…)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tter theme (colors, fonts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option to give datasets in input for Shin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plit code functions in several fil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ve select species to exclu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e to compute diversity per camer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diversity per camer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 speci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 facetting columns in interface for plot ba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 species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orrect bug → show cameras for mica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10" office:value-type="string" calcext:value-type="string">
            <text:p>Interface + 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10" office:value-type="string" calcext:value-type="string">
            <text:p>Interface + 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Remove date format box but create custom date parsing function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rrange date time (Radio buttons on the left and date or date time on the right in vertical format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ove coordinates format below lon/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 info (?) next to column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?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name lat/lon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ace cameras before lon 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dd a format argument instead of tryFormats in add_tryformats</text:p>
          </table:table-cell>
          <table:table-cell table:style-name="ce14" office:value-type="string" calcext:value-type="string">
            <text:p>Code</text:p>
          </table:table-cell>
          <table:table-cell table:number-columns-repeated="2" table:style-name="ce14" office:value-type="string" calcext:value-type="string">
            <text:p>Small</text:p>
          </table:table-cell>
          <table:table-cell table:style-name="ce14" office:value-type="string" calcext:value-type="string">
            <text:p>Import</text:p>
          </table:table-cell>
          <table:table-cell table:style-name="ce14"/>
          <table:table-cell table:number-columns-repeated="1018"/>
        </table:table-row>
        <table:table-row table:style-name="ro2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ce lat besides lon and retrieval besides setu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 interface for one specie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de for one species: compute activity times, plot activity times, 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dd new module to select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elect data functions → based on species, on cameras, on dates or on values of a third column in cameras tabl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orrect trapping nights bug (when camera df provided but no setup or retrieval)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eras summary: better way to show cod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start/end, species see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activity: add option for setup/retrieval box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ecies summary: create function (species, seen on x cameras, RAI, n pics)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Update the way of counting camera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date species count (take into account only specie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orrect activity times to match newly computed times from camer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map and cameras in column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activity: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activity: add option for custom colors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: add option for axis ticks width and date formatting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s summary: add nb of species seen on camera and npic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checkbox print name besides camera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: add checkbox to tick show setup/retrieval times or n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move Two speci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Two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ot species bars : add code to take into account non-spec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ify clean_data to remove camera columns after spli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plot_species_bars to allow to plot non-animals too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52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4-19T14:55:59.016327662</dc:date>
    <meta:editing-duration>PT8H28M55S</meta:editing-duration>
    <meta:editing-cycles>22</meta:editing-cycles>
    <meta:generator>LibreOffice/7.5.2.2$Linux_X86_64 LibreOffice_project/50$Build-2</meta:generator>
    <meta:document-statistic meta:table-count="1" meta:cell-count="291" meta:object-count="0"/>
  </office:meta>
</office:document-meta>
</file>